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Times " svg:font-family="Times"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436cm" table:align="left"/>
    </style:style>
    <style:style style:name="Table1.A" style:family="table-column">
      <style:table-column-properties style:column-width="2.798cm"/>
    </style:style>
    <style:style style:name="Table1.B" style:family="table-column">
      <style:table-column-properties style:column-width="12.638cm"/>
    </style:style>
    <style:style style:name="Table1.A1" style:family="table-cell">
      <style:table-cell-properties style:vertical-align="middle" fo:padding="0.049cm" fo:border="none"/>
    </style:style>
    <style:style style:name="P1" style:family="paragraph" style:parent-style-name="Standard">
      <style:text-properties fo:color="#6666ff" style:font-name="Times "/>
    </style:style>
    <style:style style:name="P2" style:family="paragraph" style:parent-style-name="Standard">
      <style:text-properties fo:color="#6666ff" style:font-name="Times " fo:font-weight="bold" style:font-weight-asian="bold" style:font-weight-complex="bold"/>
    </style:style>
    <style:style style:name="P3" style:family="paragraph" style:parent-style-name="Standard">
      <style:text-properties fo:color="#6666ff" style:font-name="Times " fo:font-weight="bold" officeooo:rsid="0034deb3" officeooo:paragraph-rsid="0034deb3" style:font-weight-asian="bold" style:font-weight-complex="bold"/>
    </style:style>
    <style:style style:name="P4" style:family="paragraph" style:parent-style-name="Standard">
      <style:text-properties style:font-name="Times "/>
    </style:style>
    <style:style style:name="P5" style:family="paragraph" style:parent-style-name="Standard">
      <style:text-properties style:font-name="Times " fo:font-weight="bold" style:font-weight-asian="bold" style:font-weight-complex="bold"/>
    </style:style>
    <style:style style:name="P6" style:family="paragraph" style:parent-style-name="Standard">
      <style:text-properties officeooo:paragraph-rsid="002d965b"/>
    </style:style>
    <style:style style:name="P7" style:family="paragraph" style:parent-style-name="Standard">
      <style:text-properties officeooo:paragraph-rsid="002f4b93"/>
    </style:style>
    <style:style style:name="P8" style:family="paragraph" style:parent-style-name="Standard">
      <style:text-properties officeooo:paragraph-rsid="003038c0"/>
    </style:style>
    <style:style style:name="P9" style:family="paragraph" style:parent-style-name="Standard">
      <style:text-properties officeooo:paragraph-rsid="003073bd"/>
    </style:style>
    <style:style style:name="P10" style:family="paragraph" style:parent-style-name="Standard">
      <style:text-properties style:font-name="Times" fo:font-weight="bold" officeooo:rsid="00378142" officeooo:paragraph-rsid="00378142" style:font-weight-asian="bold" style:font-weight-complex="bold"/>
    </style:style>
    <style:style style:name="P11" style:family="paragraph" style:parent-style-name="Text_20_body" style:list-style-name="L1"/>
    <style:style style:name="P12" style:family="paragraph" style:parent-style-name="Text_20_body">
      <style:text-properties fo:font-weight="bold" officeooo:rsid="003967a5" officeooo:paragraph-rsid="003967a5" style:font-weight-asian="bold" style:font-weight-complex="bold"/>
    </style:style>
    <style:style style:name="P13" style:family="paragraph" style:parent-style-name="Text_20_body">
      <style:text-properties fo:font-weight="bold" officeooo:rsid="003c7bb0" officeooo:paragraph-rsid="003c7bb0" style:font-weight-asian="bold" style:font-weight-complex="bold"/>
    </style:style>
    <style:style style:name="P14" style:family="paragraph" style:parent-style-name="Text_20_body">
      <style:text-properties style:font-name="Times" fo:font-weight="bold" officeooo:rsid="00378142" officeooo:paragraph-rsid="00378142" style:font-weight-asian="bold" style:font-weight-complex="bold"/>
    </style:style>
    <style:style style:name="P15" style:family="paragraph" style:parent-style-name="Text_20_body">
      <style:text-properties fo:font-weight="normal" officeooo:rsid="003c7bb0" officeooo:paragraph-rsid="003c7bb0" style:font-weight-asian="normal" style:font-weight-complex="normal"/>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1">
      <style:paragraph-properties fo:margin-top="0cm" fo:margin-bottom="0cm" loext:contextual-spacing="false"/>
      <style:text-properties style:font-name="Times"/>
    </style:style>
    <style:style style:name="P18" style:family="paragraph" style:parent-style-name="Preformatted_20_Text">
      <style:text-properties fo:font-weight="normal" officeooo:rsid="003c7bb0" officeooo:paragraph-rsid="003c7bb0" style:font-weight-asian="normal" style:font-weight-complex="normal"/>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text-properties officeooo:paragraph-rsid="00423bd2"/>
    </style:style>
    <style:style style:name="T1" style:family="text">
      <style:text-properties fo:font-weight="bold" style:font-weight-asian="bold" style:font-weight-complex="bold"/>
    </style:style>
    <style:style style:name="T2" style:family="text">
      <style:text-properties fo:font-weight="bold" officeooo:rsid="0034deb3" style:font-weight-asian="bold" style:font-weight-complex="bold"/>
    </style:style>
    <style:style style:name="T3" style:family="text">
      <style:text-properties fo:font-weight="bold" officeooo:rsid="00423bd2" style:font-weight-asian="bold" style:font-weight-complex="bold"/>
    </style:style>
    <style:style style:name="T4" style:family="text">
      <style:text-properties officeooo:rsid="001b8d17"/>
    </style:style>
    <style:style style:name="T5" style:family="text">
      <style:text-properties fo:font-weight="normal" officeooo:rsid="002500f4" style:font-weight-asian="normal" style:font-weight-complex="normal"/>
    </style:style>
    <style:style style:name="T6" style:family="text">
      <style:text-properties fo:font-weight="normal" officeooo:rsid="001a467c" style:font-weight-asian="normal" style:font-weight-complex="normal"/>
    </style:style>
    <style:style style:name="T7" style:family="text">
      <style:text-properties officeooo:rsid="002d479e"/>
    </style:style>
    <style:style style:name="T8" style:family="text">
      <style:text-properties style:font-name="Times "/>
    </style:style>
    <style:style style:name="T9" style:family="text">
      <style:text-properties style:font-name="Times " officeooo:rsid="001a467c"/>
    </style:style>
    <style:style style:name="T10" style:family="text">
      <style:text-properties style:font-name="Times " fo:font-weight="normal" style:font-weight-asian="normal" style:font-weight-complex="normal"/>
    </style:style>
    <style:style style:name="T11" style:family="text">
      <style:text-properties style:font-name="Times " fo:font-weight="normal" officeooo:rsid="002d965b" style:font-weight-asian="normal" style:font-weight-complex="normal"/>
    </style:style>
    <style:style style:name="T12" style:family="text">
      <style:text-properties style:font-name="Times " fo:font-weight="normal" officeooo:rsid="003073bd" style:font-weight-asian="normal" style:font-weight-complex="normal"/>
    </style:style>
    <style:style style:name="T13" style:family="text">
      <style:text-properties style:font-name="Times " fo:font-weight="normal" officeooo:rsid="00324bcf" style:font-weight-asian="normal" style:font-weight-complex="normal"/>
    </style:style>
    <style:style style:name="T14" style:family="text">
      <style:text-properties style:font-name="Times " fo:font-weight="bold" officeooo:rsid="002d965b" style:font-weight-asian="bold" style:font-weight-complex="bold"/>
    </style:style>
    <style:style style:name="T15" style:family="text">
      <style:text-properties style:font-name="Times " fo:font-weight="bold" officeooo:rsid="003038c0" style:font-weight-asian="bold" style:font-weight-complex="bold"/>
    </style:style>
    <style:style style:name="T16" style:family="text">
      <style:text-properties style:font-name="Times " fo:font-weight="bold" officeooo:rsid="0034deb3" style:font-weight-asian="bold" style:font-weight-complex="bold"/>
    </style:style>
    <style:style style:name="T17" style:family="text">
      <style:text-properties style:font-name="Times"/>
    </style:style>
    <style:style style:name="T18" style:family="text">
      <style:text-properties style:font-name="Times" fo:font-weight="normal" style:font-weight-asian="normal" style:font-weight-complex="normal"/>
    </style:style>
    <style:style style:name="T19" style:family="text">
      <style:text-properties style:font-name="Times" fo:font-weight="normal" officeooo:rsid="002d965b" style:font-weight-asian="normal" style:font-weight-complex="normal"/>
    </style:style>
    <style:style style:name="T20" style:family="text">
      <style:text-properties style:font-name="Times" fo:font-weight="normal" officeooo:rsid="003038c0" style:font-weight-asian="normal" style:font-weight-complex="normal"/>
    </style:style>
    <style:style style:name="T21" style:family="text">
      <style:text-properties officeooo:rsid="0034deb3"/>
    </style:style>
    <style:style style:name="T22" style:family="text">
      <style:text-properties officeooo:rsid="00423bd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text:span text:style-name="T2">1. </text:span><text:span text:style-name="T1">Hardware specification of Picam v1 and Picam v2</text:span> :</text:p>
      <text:p text:style-name="P4"/>
      <text:p text:style-name="Standard"><text:a xlink:type="simple" xlink:href="https://www.raspberrypi.org/documentation/hardware/camera/" text:style-name="Internet_20_link" text:visited-style-name="Visited_20_Internet_20_Link"><text:span text:style-name="T8">https://www.raspberrypi.org/documentation/hardware/camera/</text:span></text:a></text:p>
      <text:p text:style-name="P4"/>
      <text:p text:style-name="P2"><text:span text:style-name="T21">2. </text:span>Raspberry Pi Camera <text:span text:style-name="T4">v1.3 </text:span><text:s/>Features :</text:p>
      <text:p text:style-name="P2"/>
      <text:p text:style-name="P3">2.1 Image Process features: </text:p>
      <text:p text:style-name="P4"/>
      <text:p text:style-name="P5"><text:span text:style-name="T21">2.1.1<text:tab/></text:span>Image Rotation :</text:p>
      <text:p text:style-name="P4"/>
      <text:p text:style-name="Standard"><text:span text:style-name="T9">If your preview was upside-down, </text:span><text:span text:style-name="T8">You can rotate the image by </text:span><text:span text:style-name="Source_20_Text"><text:span text:style-name="T8">90</text:span></text:span><text:span text:style-name="T8">, </text:span><text:span text:style-name="Source_20_Text"><text:span text:style-name="T8">180</text:span></text:span><text:span text:style-name="T8">, or </text:span><text:span text:style-name="Source_20_Text"><text:span text:style-name="T8">270</text:span></text:span><text:span text:style-name="T8"> degrees, or you can set it to </text:span><text:span text:style-name="Source_20_Text"><text:span text:style-name="T8">0</text:span></text:span><text:span text:style-name="T8"> to reset.</text:span></text:p>
      <text:p text:style-name="P4"/>
      <text:p text:style-name="P5"><text:span text:style-name="T21">2.1.2 <text:tab/></text:span>Camera and Video Resolution :</text:p>
      <text:p text:style-name="P4"/>
      <text:p text:style-name="P4">The resolution of the capture is configurable.</text:p>
      <text:p text:style-name="P4"/>
      <text:p text:style-name="P4"><text:span text:style-name="T5">T</text:span><text:span text:style-name="T6">he maximum resolution is 2592 x 1944 for still photos and 1920 x 1080 for video recording. </text:span></text:p>
      <text:p text:style-name="P4">The minimum resolution allowed is 64 x 64. </text:p>
      <text:p text:style-name="P4"/>
      <text:p text:style-name="P4">Frame <text:span text:style-name="T4">rate Maximum upto 90fps for Video recording.</text:span></text:p>
      <text:p text:style-name="P4"/>
      <text:p text:style-name="P5"><text:span text:style-name="T21">2.1.3<text:tab/></text:span>Picture and Video format :</text:p>
      <text:p text:style-name="P4"/>
      <table:table table:name="Table1" table:style-name="Table1">
        <table:table-column table:style-name="Table1.A"/>
        <table:table-column table:style-name="Table1.B"/>
        <table:table-row>
          <table:table-cell table:style-name="Table1.A1" office:value-type="string">
            <text:p text:style-name="P4">Picture formats</text:p>
          </table:table-cell>
          <table:table-cell table:style-name="Table1.A1" office:value-type="string">
            <text:p text:style-name="P4">JPEG (accelerated), JPEG + RAW, GIF, BMP, PNG, YUV420, RGB888</text:p>
          </table:table-cell>
        </table:table-row>
        <table:table-row>
          <table:table-cell table:style-name="Table1.A1" office:value-type="string">
            <text:p text:style-name="P4">Video formats</text:p>
          </table:table-cell>
          <table:table-cell table:style-name="Table1.A1" office:value-type="string">
            <text:p text:style-name="P4">raw h.264 (accelerated)</text:p>
          </table:table-cell>
        </table:table-row>
      </table:table>
      <text:p text:style-name="P4"/>
      <text:p text:style-name="P5"><text:span text:style-name="T21">2.1.4<text:tab/></text:span>Camera Brightness :</text:p>
      <text:p text:style-name="P4"/>
      <text:p text:style-name="Standard"><text:span text:style-name="T10">You can alter the brightness setting, which can be set from </text:span><text:span text:style-name="Source_20_Text"><text:span text:style-name="T10">0</text:span></text:span><text:span text:style-name="T10"> to </text:span><text:span text:style-name="Source_20_Text"><text:span text:style-name="T10">100</text:span></text:span><text:span text:style-name="T10">. The default is </text:span><text:span text:style-name="Source_20_Text"><text:span text:style-name="T10">50</text:span></text:span><text:span text:style-name="T10">.</text:span></text:p>
      <text:p text:style-name="P4"/>
      <text:p text:style-name="P5"><text:span text:style-name="T21">2.1.5<text:tab/></text:span>Annotation Text for Image :</text:p>
      <text:p text:style-name="P4"/>
      <text:p text:style-name="P4">If you want to give annotation text name on your Image.</text:p>
      <text:p text:style-name="P4"/>
      <text:p text:style-name="Standard"><text:span text:style-name="T8">Valid sizes are </text:span><text:span text:style-name="Source_20_Text"><text:span text:style-name="T8">6</text:span></text:span><text:span text:style-name="T8"> to </text:span><text:span text:style-name="Source_20_Text"><text:span text:style-name="T8">160</text:span></text:span><text:span text:style-name="T8">. The default is </text:span><text:span text:style-name="Source_20_Text"><text:span text:style-name="T8">32</text:span></text:span><text:span text:style-name="T8">.</text:span></text:p>
      <text:p text:style-name="P4"/>
      <text:p text:style-name="P5"><text:span text:style-name="T21">2.1.6<text:tab/></text:span>Annotation_Background , Annotation_Foreground and Image effect :</text:p>
      <text:p text:style-name="P4"/>
      <text:p text:style-name="P4">Annotation_Background and Annotation_Foreground and Image effects not useful for us.</text:p>
      <text:p text:style-name="P4"/>
      <text:p text:style-name="P5"><text:span text:style-name="T21">2.1.7<text:tab/></text:span>Auto white balance mode :</text:p>
      <text:p text:style-name="P4"/>
      <text:p text:style-name="P4"><text:span text:style-name="T7">T</text:span>o set the auto white balance to a preset mode.</text:p>
      <text:p text:style-name="P4"/>
      <text:p text:style-name="Standard"><text:span text:style-name="T8">The options are: </text:span><text:span text:style-name="Source_20_Text"><text:span text:style-name="T8">off</text:span></text:span><text:span text:style-name="T8">, </text:span><text:span text:style-name="Source_20_Text"><text:span text:style-name="T8">auto</text:span></text:span><text:span text:style-name="T8">, </text:span><text:span text:style-name="Source_20_Text"><text:span text:style-name="T8">sunlight</text:span></text:span><text:span text:style-name="T8">, </text:span><text:span text:style-name="Source_20_Text"><text:span text:style-name="T8">cloudy</text:span></text:span><text:span text:style-name="T8">, </text:span><text:span text:style-name="Source_20_Text"><text:span text:style-name="T8">shade</text:span></text:span><text:span text:style-name="T8">, </text:span><text:span text:style-name="Source_20_Text"><text:span text:style-name="T8">tungsten</text:span></text:span><text:span text:style-name="T8">, </text:span><text:span text:style-name="Source_20_Text"><text:span text:style-name="T8">fluorescent</text:span></text:span><text:span text:style-name="T8">, </text:span><text:span text:style-name="Source_20_Text"><text:span text:style-name="T8">incandescent</text:span></text:span><text:span text:style-name="T8">, </text:span><text:span text:style-name="Source_20_Text"><text:span text:style-name="T8">flash</text:span></text:span><text:span text:style-name="T8">, and </text:span><text:span text:style-name="Source_20_Text"><text:span text:style-name="T8">horizon</text:span></text:span><text:span text:style-name="T8">. The default is </text:span><text:span text:style-name="Source_20_Text"><text:span text:style-name="T8">auto.</text:span></text:span></text:p>
      <text:p text:style-name="Standard"><text:span text:style-name="Source_20_Text"><text:span text:style-name="T8"/></text:span></text:p>
      <text:p text:style-name="Standard"><text:soft-page-break/><text:span text:style-name="Source_20_Text"><text:span text:style-name="T8"/></text:span></text:p>
      <text:p text:style-name="Standard"><text:span text:style-name="Source_20_Text"><text:span text:style-name="T8"/></text:span></text:p>
      <text:p text:style-name="P6"><text:span text:style-name="Source_20_Text"><text:span text:style-name="T16">2.1.8<text:tab/></text:span></text:span><text:span text:style-name="Source_20_Text"><text:span text:style-name="T14">Exposure mode :</text:span></text:span></text:p>
      <text:p text:style-name="P6"><text:span text:style-name="Source_20_Text"><text:span text:style-name="T14"/></text:span></text:p>
      <text:p text:style-name="P6"><text:span text:style-name="Source_20_Text"><text:span text:style-name="T11">To set the exposure to a preset mode to apply a particular effect.</text:span></text:span></text:p>
      <text:p text:style-name="P6"><text:span text:style-name="Source_20_Text"><text:span text:style-name="T11"/></text:span></text:p>
      <text:p text:style-name="P7"><text:span text:style-name="Source_20_Text"><text:span text:style-name="T19">The options are: off, auto, night, nightpreview, backlight, spotlight, sports, snow, beach, verylong, fixedfps, antishake, and fireworks. The default is auto.</text:span></text:span><text:span text:style-name="Source_20_Text"><text:span text:style-name="T11"> </text:span></text:span></text:p>
      <text:p text:style-name="P7"><text:span text:style-name="Source_20_Text"><text:span text:style-name="T11"/></text:span></text:p>
      <text:p text:style-name="P8"><text:span text:style-name="Source_20_Text"><text:span text:style-name="T16">2.1.9<text:tab/></text:span></text:span><text:span text:style-name="Source_20_Text"><text:span text:style-name="T15">Capturing image Low <text:s/>loght :</text:span></text:span></text:p>
      <text:p text:style-name="P9"><text:span text:style-name="Source_20_Text"><text:span text:style-name="T12"/></text:span></text:p>
      <text:p text:style-name="P9"><text:span text:style-name="Source_20_Text"><text:span text:style-name="T13">S</text:span></text:span><text:span text:style-name="Source_20_Text"><text:span text:style-name="T12">ource : </text:span></text:span><text:a xlink:type="simple" xlink:href="https://picamera.readthedocs.io/en/release-1.13/recipes1.html" text:style-name="Internet_20_link" text:visited-style-name="Visited_20_Internet_20_Link"><text:span text:style-name="Source_20_Text"><text:span text:style-name="T12">https://picamera.readthedocs.io/en/release-1.13/recipes1.html</text:span></text:span></text:a></text:p>
      <text:p text:style-name="P9"><text:span text:style-name="Source_20_Text"><text:span text:style-name="T12"/></text:span></text:p>
      <text:p text:style-name="P8"><text:span text:style-name="Source_20_Text"><text:span text:style-name="T20">the Pi’s camera can capture images in low light conditions.</text:span></text:span></text:p>
      <text:p text:style-name="P8"><text:span text:style-name="Source_20_Text"><text:span text:style-name="T20">The primary objective is to set a high gain, and a long exposure time to allow the camera to gather as much light as possible. </text:span></text:span></text:p>
      <text:p text:style-name="P8"><text:span text:style-name="Source_20_Text"><text:span text:style-name="T20"/></text:span></text:p>
      <text:p text:style-name="P8"><text:span text:style-name="Source_20_Text"><text:span text:style-name="T20">However, the </text:span></text:span><text:a xlink:type="simple" xlink:href="https://picamera.readthedocs.io/en/release-1.13/api_camera.html#picamera.PiCamera.shutter_speed" text:style-name="Internet_20_link" text:visited-style-name="Visited_20_Internet_20_Link"><text:span text:style-name="Source_20_Text"><text:span text:style-name="T20">shutter_speed</text:span></text:span></text:a><text:span text:style-name="Source_20_Text"><text:span text:style-name="T20"> attribute is constrained by the camera’s </text:span></text:span><text:a xlink:type="simple" xlink:href="https://picamera.readthedocs.io/en/release-1.13/api_camera.html#picamera.PiCamera.framerate" text:style-name="Internet_20_link" text:visited-style-name="Visited_20_Internet_20_Link"><text:span text:style-name="Source_20_Text"><text:span text:style-name="T20">framerate</text:span></text:span></text:a><text:span text:style-name="Source_20_Text"><text:span text:style-name="T20"> so the first thing we need to do is set a very slow framerate. </text:span></text:span></text:p>
      <text:p text:style-name="P8"><text:span text:style-name="Source_20_Text"><text:span text:style-name="T20"/></text:span></text:p>
      <text:p text:style-name="P8"><text:span text:style-name="Source_20_Text"><text:span text:style-name="T20">The maximum the Pi’s V1 camera module is capable of 6 second exposure time ; the V2 camera module can manage 10 second exposures.</text:span></text:span></text:p>
      <text:p text:style-name="P8"><text:span text:style-name="Source_20_Text"><text:span text:style-name="T20"/></text:span></text:p>
      <text:p text:style-name="P3"><text:span text:style-name="Source_20_Text"><text:span text:style-name="T8">2.2 Video Process features :</text:span></text:span></text:p>
      <text:p text:style-name="Standard"><text:span text:style-name="T8"/></text:p>
      <text:p text:style-name="P10">2.2.1<text:tab/>Video Camera quality parameters :</text:p>
      <text:p text:style-name="P10"/>
      <text:p text:style-name="P14">The camera’s H.264 encoder is primarily constrained by two parameters:</text:p>
      <text:list xml:id="list12874450246994523" text:style-name="L1">
        <text:list-item>
          <text:p text:style-name="P16"><text:span text:style-name="Emphasis"><text:span text:style-name="T17">bitrate</text:span></text:span><text:span text:style-name="T17"> limits the encoder’s output to a certain number of bits per second. The default is 17000000 (17Mbps), and the maximum value is 25000000 (25Mbps). Higher values give the encoder more “freedom” to encode at higher qualities. You will likely find that the default doesn’t constrain the encoder at all except at higher recording resolutions. </text:span></text:p>
          <text:p text:style-name="P17"/>
        </text:list-item>
        <text:list-item>
          <text:p text:style-name="P11"><text:span text:style-name="Emphasis"><text:span text:style-name="T17">quality</text:span></text:span><text:span text:style-name="T17"> tells the encoder what level of image quality to maintain. Values can be between 1 (highest quality) and 40 (lowest quality), with typical values providing a reasonable trade-off between bandwidth and quality being between 20 and 25. </text:span></text:p>
        </text:list-item>
      </text:list>
      <text:p text:style-name="P12"><text:span text:style-name="T17">2.2.2 Recording over multiple files :</text:span></text:p>
      <text:p text:style-name="P12"><text:span text:style-name="T18">If you wish split your recording over multiple files, you can use the </text:span><text:a xlink:type="simple" xlink:href="https://picamera.readthedocs.io/en/release-1.13/api_camera.html#picamera.PiCamera.split_recording" text:style-name="Internet_20_link" text:visited-style-name="Visited_20_Internet_20_Link"><text:span text:style-name="Source_20_Text"><text:span text:style-name="T18">split_recording()</text:span></text:span></text:a><text:span text:style-name="T18"> method.</text:span></text:p>
      <text:p text:style-name="P12"><text:span text:style-name="T18">By this API we can split number of recording videos in certain time. </text:span></text:p>
      <text:p text:style-name="P12"><text:span text:style-name="T18"/></text:p>
      <text:p text:style-name="P12"><text:span text:style-name="T18"/></text:p>
      <text:p text:style-name="P12"><text:span text:style-name="T18"/></text:p>
      <text:p text:style-name="P12"><text:soft-page-break/><text:span text:style-name="T18"/></text:p>
      <text:p text:style-name="P13"><text:span text:style-name="T17">2.2.3 Video recording file converter :</text:span></text:p>
      <text:p text:style-name="P15"><text:span text:style-name="T17">You have to use a muxer like MP4Box after you've finished recording to create .mp4 files from <text:s text:c="2"/>raw .h264.</text:span></text:p>
      <text:p text:style-name="P18"><text:span text:style-name="Source_20_Text">sudo apt-get install gpac</text:span></text:p>
      <text:p text:style-name="P18"><text:span text:style-name="Source_20_Text"/></text:p>
      <text:p text:style-name="P18"><text:span text:style-name="Source_20_Text"># Wrap the raw video with an MP4 container:</text:span></text:p>
      <text:p text:style-name="P18"><text:span text:style-name="Source_20_Text"/></text:p>
      <text:p text:style-name="Preformatted_20_Text"><text:span text:style-name="Source_20_Text">MP4Box <text:s/>-fps 30 <text:s/>-add infile.h264 outfile.mp4</text:span></text:p>
      <text:p text:style-name="P19"><text:span text:style-name="Source_20_Text">omxplayer outfile.mp4</text:span></text:p>
      <text:p text:style-name="P20"><text:span text:style-name="Source_20_Text"><text:span text:style-name="T3">Convert file in mp4 by command :</text:span></text:span></text:p>
      <text:p text:style-name="P20"><text:span text:style-name="Source_20_Text"><text:span text:style-name="T22">Source : </text:span></text:span><text:a xlink:type="simple" xlink:href="https://raspi.tv/2013/another-way-to-convert-raspberry-pi-camera-h264-output-to-mp4" text:style-name="Internet_20_link" text:visited-style-name="Visited_20_Internet_20_Link"><text:span text:style-name="Source_20_Text"><text:span text:style-name="T22">https://raspi.tv/2013/another-way-to-convert-raspberry-pi-camera-h264-output-to-mp4</text:span></text:span></text:a></text:p>
      <text:p text:style-name="P20"><text:span text:style-name="Source_20_Text"/></text:p>
      <text:p text:style-name="P20"><text:span text:style-name="Source_20_Text"/></text:p>
      <text:p text:style-name="P15"><text:span text:style-name="T17"/></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mily-generic="roman"/>
    <style:font-face style:name="Times " svg:font-family="Times"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1:36:07.941731212</meta:creation-date>
    <dc:date>2018-11-21T15:17:02.133001632</dc:date>
    <meta:editing-duration>PT3H10M2S</meta:editing-duration>
    <meta:editing-cycles>26</meta:editing-cycles>
    <meta:generator>LibreOffice/5.1.6.2$Linux_X86_64 LibreOffice_project/10m0$Build-2</meta:generator>
    <meta:document-statistic meta:table-count="1" meta:image-count="0" meta:object-count="0" meta:page-count="3" meta:paragraph-count="52" meta:word-count="558" meta:character-count="3472" meta:non-whitespace-character-count="2952"/>
  </office:meta>
</office:document-meta>
</file>